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5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5">2. </text:span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2"><text:span text:style-name="T15">3. </text:span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3"><text:span text:style-name="T15">4. </text:span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5. Actividades entregables</text:span></text:p>
      <text:list xml:id="list2262486855" text:style-name="WWNum1">
        <text:list-item>
          <text:p text:style-name="P23"><text:bookmark text:name="_dbh0n1vac4c8"/>Introducción</text:p>
        </text:list-item>
      </text:list>
      <text:p text:style-name="Standard">En esta unidad debes entregar un PDF/ODT <text:span text:style-name="T19">donde elijas 2 de los 3 casos prácticos</text:span> y demuestres su realización. A continuación indicamos que entregar en cada uno de los casos prácticos.</text:p>
      <text:p text:style-name="Standard"/>
      <text:p text:style-name="P9"><text:span text:style-name="T12"><text:s/>❕</text:span><text:span text:style-name="T13"> </text:span><text:span text:style-name="T11">Atención:</text:span> por si tu mente se lo ha saltado… <text:span text:style-name="T11">¡ Solo 2 de los 3 casos prácticos !</text:span> :)</text:p>
      <text:list xml:id="list113838063525721" text:continue-numbering="true" text:style-name="WWNum1">
        <text:list-item>
          <text:p text:style-name="P23"><text:bookmark text:name="_vyhbfp4t666x"/><text:soft-page-break/>Entrega “Caso práctico 1”</text:p>
        </text:list-item>
      </text:list>
      <text:p text:style-name="Standard">Adjunta una captura donde se muestre que Wordpress funciona y otra captura donde se pueda observar que los dos contenedores están funcionando (con “<text:span text:style-name="T20">docker ps</text:span>”).</text:p>
      <text:list xml:id="list113837878644948" text:continue-numbering="true" text:style-name="WWNum1">
        <text:list-item>
          <text:p text:style-name="P23"><text:bookmark text:name="_ow4x0s724zlg"/>Entrega “Caso práctico 2”</text:p>
        </text:list-item>
      </text:list>
      <text:p text:style-name="Standard">Adjunta una captura donde se muestre que el balanceo de carga funciona correctamente y otra captura donde se pueda observar que los contenedores están en marcha.</text:p>
      <text:list xml:id="list113839655240389" text:continue-numbering="true" text:style-name="WWNum1">
        <text:list-item>
          <text:p text:style-name="P23"><text:bookmark text:name="_zer127gbm0zw"/>Entrega “Caso práctico 3”</text:p>
        </text:list-item>
      </text:list>
      <text:p text:style-name="Standard">Adjunta una captura donde se muestre como se ha accedido a MySQL y se ha hecho la consulta de prueba de rendimiento propuesta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Actividades entregables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66" meta:character-count="1607" meta:non-whitespace-character-count="1364"/>
    <meta:generator>LibreOfficeDev/6.0.5.2$Linux_X86_64 LibreOffice_project/</meta:generator>
  </office:meta>
</office:document-meta>
</file>